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onthly-transactions-i/" text:style-name="Internet_20_link" text:visited-style-name="Visited_20_Internet_20_Link"><text:span text:style-name="T1">1193. Monthly Transactions I</text:span></text:a></text:p>
      <text:section text:style-name="Sect1" text:name="headlessui-popover-button-:rj:">
        <text:p text:style-name="Standard"/>
      </text:section>
      <text:p text:style-name="P4">Medium</text:p>
      <text:p text:style-name="P4">387</text:p>
      <text:p text:style-name="P4">40</text:p>
      <text:section text:style-name="Sect1" text:name="headlessui-popover-button-:ro:">
        <text:p text:style-name="Standard"/>
      </text:section>
      <text:section text:style-name="Sect1" text:name="headlessui-popover-button-:rr:">
        <text:p text:style-name="Standard"/>
      </text:section>
      <text:p text:style-name="P4">Companies</text:p>
      <text:p text:style-name="P4">SQL Schema</text:p>
      <text:p text:style-name="Horizontal_20_Line"/>
      <text:p text:style-name="P5"><text:span text:style-name="T1">Table: </text:span><text:span text:style-name="Source_20_Text"><text:span text:style-name="T2">Transactions</text:span></text:span></text:p>
      <text:p text:style-name="P2">+---------------+---------+</text:p>
      <text:p text:style-name="P2">| Column Name <text:s text:c="2"/>| Type <text:s text:c="3"/>|</text:p>
      <text:p text:style-name="P2">+---------------+---------+</text:p>
      <text:p text:style-name="P2">| id <text:s text:c="11"/>| int <text:s text:c="4"/>|</text:p>
      <text:p text:style-name="P2">| country <text:s text:c="6"/>| varchar |</text:p>
      <text:p text:style-name="P2">| state <text:s text:c="8"/>| enum <text:s text:c="3"/>|</text:p>
      <text:p text:style-name="P2">| amount <text:s text:c="7"/>| int <text:s text:c="4"/>|</text:p>
      <text:p text:style-name="P2">| trans_date <text:s text:c="3"/>| date <text:s text:c="3"/>|</text:p>
      <text:p text:style-name="P2">+---------------+---------+</text:p>
      <text:p text:style-name="P2">id is the primary key of this table.</text:p>
      <text:p text:style-name="P2">The table has information about incoming transactions.</text:p>
      <text:p text:style-name="P1">The state column is an enum of type ["approved", "declined"].</text:p>
      <text:p text:style-name="P6"> </text:p>
      <text:p text:style-name="P6">Write an SQL query to find for each month and country, the number of transactions and their total amount, the number of approved transactions and their total amount.</text:p>
      <text:p text:style-name="P5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 query result format is in the following example.</text:p>
      <text:p text:style-name="P6"> </text:p>
      <text:p text:style-name="P5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Transactions table:</text:p>
      <text:p text:style-name="P2">+------+---------+----------+--------+------------+</text:p>
      <text:p text:style-name="P2">| id <text:s text:c="2"/>| country | state <text:s text:c="3"/>| amount | trans_date |</text:p>
      <text:p text:style-name="P2">+------+---------+----------+--------+------------+</text:p>
      <text:p text:style-name="P2">| 121 <text:s/>| US <text:s text:c="5"/>| approved | 1000 <text:s text:c="2"/>| 2018-12-18 |</text:p>
      <text:p text:style-name="P2">| 122 <text:s/>| US <text:s text:c="5"/>| declined | 2000 <text:s text:c="2"/>| 2018-12-19 |</text:p>
      <text:p text:style-name="P2">| 123 <text:s/>| US <text:s text:c="5"/>| approved | 2000 <text:s text:c="2"/>| 2019-01-01 |</text:p>
      <text:p text:style-name="P2">| 124 <text:s/>| DE <text:s text:c="5"/>| approved | 2000 <text:s text:c="2"/>| 2019-01-07 |</text:p>
      <text:p text:style-name="P2">+------+---------+----------+--------+------------+</text:p>
      <text:p text:style-name="P3"><text:span text:style-name="Strong_20_Emphasis"><text:span text:style-name="T1">Output:</text:span></text:span><text:span text:style-name="T1"> </text:span></text:p>
      <text:p text:style-name="P2">+----------+---------+-------------+----------------+--------------------+-----------------------+</text:p>
      <text:p text:style-name="P2">| month <text:s text:c="3"/>| country | trans_count | approved_count | trans_total_amount | approved_total_amount |</text:p>
      <text:p text:style-name="P2">+----------+---------+-------------+----------------+--------------------+-----------------------+</text:p>
      <text:p text:style-name="P2"><text:soft-page-break/>| 2018-12 <text:s/>| US <text:s text:c="5"/>| 2 <text:s text:c="10"/>| 1 <text:s text:c="13"/>| 3000 <text:s text:c="14"/>| 1000 <text:s text:c="17"/>|</text:p>
      <text:p text:style-name="P2">| 2019-01 <text:s/>| US <text:s text:c="5"/>| 1 <text:s text:c="10"/>| 1 <text:s text:c="13"/>| 2000 <text:s text:c="14"/>| 2000 <text:s text:c="17"/>|</text:p>
      <text:p text:style-name="P2">| 2019-01 <text:s/>| DE <text:s text:c="5"/>| 1 <text:s text:c="10"/>| 1 <text:s text:c="13"/>| 2000 <text:s text:c="14"/>| 2000 <text:s text:c="17"/>|</text:p>
      <text:p text:style-name="P1">+----------+---------+-------------+----------------+--------------------+-----------------------+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6T16:50:05.774000000</dc:date>
    <meta:editing-duration>PT8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43" meta:word-count="273" meta:character-count="1865" meta:non-whitespace-character-count="1394"/>
  </office:meta>
</office:document-meta>
</file>